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1.578cm" fo:min-width="4.128cm"/>
    </style:style>
    <style:style style:name="gr2" style:family="graphic" style:parent-style-name="standard">
      <style:graphic-properties draw:textarea-horizontal-align="justify" draw:textarea-vertical-align="middle" draw:auto-grow-height="false" fo:min-height="1.578cm" fo:min-width="4.128cm"/>
    </style:style>
    <style:style style:name="gr3" style:family="graphic" style:parent-style-name="standard">
      <style:graphic-properties draw:fill-color="#fff9ae" draw:textarea-horizontal-align="justify" draw:textarea-vertical-align="middle" draw:auto-grow-height="false" fo:min-height="1.578cm" fo:min-width="4.128cm"/>
    </style:style>
    <style:style style:name="gr4" style:family="graphic" style:parent-style-name="standard">
      <style:graphic-properties draw:fill-color="#bcaed5" draw:textarea-horizontal-align="justify" draw:textarea-vertical-align="middle" draw:auto-grow-height="false" fo:min-height="1.578cm" fo:min-width="4.128cm"/>
    </style:style>
    <style:style style:name="gr5" style:family="graphic" style:parent-style-name="standard">
      <style:graphic-properties draw:fill-color="#89c765" draw:textarea-horizontal-align="justify" draw:textarea-vertical-align="middle" draw:auto-grow-height="false" fo:min-height="1.578cm" fo:min-width="4.128cm"/>
    </style:style>
    <style:style style:name="gr6" style:family="graphic" style:parent-style-name="standard">
      <style:graphic-properties draw:fill-color="#bcaed5" draw:textarea-horizontal-align="justify" draw:textarea-vertical-align="middle" draw:auto-grow-height="false" fo:min-height="0.35cm" fo:min-width="0.7cm"/>
    </style:style>
    <style:style style:name="gr7" style:family="graphic" style:parent-style-name="standard">
      <style:graphic-properties draw:fill-color="#89c765" draw:textarea-horizontal-align="justify" draw:textarea-vertical-align="middle" draw:auto-grow-height="false" fo:min-height="0.35cm" fo:min-width="1.2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0.35cm" fo:min-width="1.2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94070a" draw:textarea-horizontal-align="justify" draw:textarea-vertical-align="middle" draw:auto-grow-height="false" fo:min-height="1.578cm" fo:min-width="4.128cm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fdb94d" draw:textarea-horizontal-align="justify" draw:textarea-vertical-align="middle" draw:auto-grow-height="false" fo:min-height="0.35cm" fo:min-width="0.7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9ae"/>
      <style:paragraph-properties fo:text-align="center"/>
    </style:style>
    <style:style style:name="P4" style:family="paragraph">
      <loext:graphic-properties draw:fill-color="#bcaed5"/>
      <style:paragraph-properties fo:text-align="center"/>
    </style:style>
    <style:style style:name="P5" style:family="paragraph">
      <loext:graphic-properties draw:fill-color="#89c765"/>
      <style:paragraph-properties fo:text-align="center"/>
    </style:style>
    <style:style style:name="P6" style:family="paragraph">
      <loext:graphic-properties draw:fill-color="#bcaed5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89c765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ff9ae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94070a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db94d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1cm" svg:height="2.3cm" svg:x="12.421cm" svg:y="10.6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1cm" svg:height="2.3cm" svg:x="12.3cm" svg:y="10.5cm">
            <text:p text:style-name="P2">MSA</text:p>
            <text:p text:style-name="P2"><text:span text:style-name="T1">Vieux François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1" draw:text-style-name="P1" draw:layer="layout" svg:width="5.1cm" svg:height="2.3cm" svg:x="12.421cm" svg:y="4.9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1cm" svg:height="2.3cm" svg:x="12.3cm" svg:y="4.8cm">
            <text:p text:style-name="P2">PCIR</text:p>
            <text:p text:style-name="P2"><text:span text:style-name="T1">Cyrillique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custom-shape draw:style-name="gr1" draw:text-style-name="P1" draw:layer="layout" svg:width="5.1cm" svg:height="2.3cm" svg:x="2.921cm" svg:y="10.7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1cm" svg:height="2.3cm" svg:x="2.8cm" svg:y="10.527cm">
            <text:p text:style-name="P2">CNAV</text:p>
            <text:p text:style-name="P2"><text:span text:style-name="T1">Hébreux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1.922cm" svg:y="10.674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5.1cm" svg:height="2.3cm" svg:x="21.801cm" svg:y="10.501cm">
            <text:p text:style-name="P2">RSI</text:p>
            <text:p text:style-name="P2"><text:span text:style-name="T1">Mandarin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6" draw:layer="layout" svg:width="1.2cm" svg:height="0.6cm" draw:transform="rotate (1.5707963267949) translate (11.7cm 12.226cm)">
          <text:p text:style-name="P2"><text:span text:style-name="T2">Hébre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7cm" svg:height="0.6cm" draw:transform="rotate (1.5707963267949) translate (17.4cm 12.496cm)">
          <text:p text:style-name="P2"><text:span text:style-name="T2">Mandar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7.9cm" svg:y1="11.6cm" svg:x2="11.7cm" svg:y2="11.6cm">
          <text:p/>
        </draw:line>
        <draw:line draw:style-name="gr8" draw:text-style-name="P2" draw:layer="layout" svg:x1="18cm" svg:y1="11.6cm" svg:x2="21.8cm" svg:y2="11.6cm">
          <text:p/>
        </draw:line>
        <draw:custom-shape draw:style-name="gr9" draw:text-style-name="P8" draw:layer="layout" svg:width="1.7cm" svg:height="0.6cm" svg:x="14cm" svg:y="9.9cm">
          <text:p text:style-name="P2"><text:span text:style-name="T2">Cyrill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4.9cm" svg:y1="9.9cm" svg:x2="14.9cm" svg:y2="7.1cm">
          <text:p/>
        </draw:line>
        <draw:connector draw:style-name="gr10" draw:text-style-name="P9" draw:layer="layout" svg:x1="12.3cm" svg:y1="6.036cm" svg:x2="5.394cm" svg:y2="9.922cm" draw:start-shape="id1" draw:start-glue-point="3" draw:end-shape="id2" draw:end-glue-point="0" svg:d="M12300 6036h-6906v3886" svg:viewBox="0 0 6907 3887">
          <text:p/>
        </draw:connector>
        <draw:custom-shape draw:style-name="gr9" draw:text-style-name="P8" xml:id="id3" draw:id="id3" draw:layer="layout" svg:width="1.7cm" svg:height="0.6cm" svg:x="23.5cm" svg:y="9.9cm">
          <text:p text:style-name="P2"><text:span text:style-name="T2">Cyrill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4.35cm" svg:y1="9.9cm" svg:x2="17.521cm" svg:y2="6.036cm" draw:start-shape="id3" draw:start-glue-point="0" draw:end-shape="id1" draw:end-glue-point="1" svg:d="M24350 9900v-3864h-6829" svg:viewBox="0 0 6830 3865">
          <text:p/>
        </draw:connector>
        <draw:custom-shape draw:style-name="gr9" draw:text-style-name="P8" xml:id="id2" draw:id="id2" draw:layer="layout" svg:width="1.7cm" svg:height="0.6cm" svg:x="4.544cm" svg:y="9.922cm">
          <text:p text:style-name="P2"><text:span text:style-name="T2">Cyrill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4" draw:id="id4" draw:layer="layout" svg:width="1.2cm" svg:height="0.6cm" svg:x="23.8cm" svg:y="12.792cm">
          <text:p text:style-name="P2"><text:span text:style-name="T2">Hébre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draw:line-skew="0.507cm" svg:x1="24.4cm" svg:y1="13.392cm" svg:x2="5.41cm" svg:y2="13cm" draw:start-shape="id4" draw:start-glue-point="2" draw:end-shape="id5" svg:d="M24400 13392v1008h-18990v-1400" svg:viewBox="0 0 18991 1401">
          <text:p/>
        </draw:connector>
        <draw:custom-shape draw:style-name="gr11" draw:text-style-name="P2" draw:layer="layout" svg:width="0.5cm" svg:height="0.3cm" svg:x="12.166cm" svg:y="11.4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svg:x="17.045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draw:transform="rotate (1.5707963267949) translate (14.701cm 10.845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Standard">
        <draw:g>
          <draw:custom-shape draw:style-name="gr1" draw:text-style-name="P1" draw:layer="layout" svg:width="5.1cm" svg:height="2.3cm" svg:x="12.422cm" svg:y="10.6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0" draw:layer="layout" svg:width="5.1cm" svg:height="2.3cm" svg:x="12.301cm" svg:y="10.5cm">
            <text:p text:style-name="P2">MSA</text:p>
            <text:p text:style-name="P2"><text:span text:style-name="T1">Français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custom-shape draw:style-name="gr1" draw:text-style-name="P1" draw:layer="layout" svg:width="5.1cm" svg:height="2.3cm" svg:x="12.422cm" svg:y="4.9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1cm" svg:height="2.3cm" svg:x="12.301cm" svg:y="4.8cm">
            <text:p text:style-name="P2">PCIR</text:p>
            <text:p text:style-name="P2"><text:span text:style-name="T1">Cyrillique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0" draw:id="id10">
          <draw:custom-shape draw:style-name="gr1" draw:text-style-name="P1" draw:layer="layout" svg:width="5.1cm" svg:height="2.3cm" svg:x="2.922cm" svg:y="10.7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1cm" svg:height="2.3cm" svg:x="2.801cm" svg:y="10.527cm">
            <text:p text:style-name="P2">CNAV</text:p>
            <text:p text:style-name="P2"><text:span text:style-name="T1">Hébreux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1.923cm" svg:y="10.674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5.1cm" svg:height="2.3cm" svg:x="21.802cm" svg:y="10.501cm">
            <text:p text:style-name="P2">RSI</text:p>
            <text:p text:style-name="P2"><text:span text:style-name="T1">Mandarin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6" draw:layer="layout" svg:width="1.2cm" svg:height="0.6cm" draw:transform="rotate (1.5707963267949) translate (11.701cm 12.226cm)">
          <text:p text:style-name="P2"><text:span text:style-name="T2">Hébre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7cm" svg:height="0.6cm" draw:transform="rotate (1.5707963267949) translate (17.401cm 12.496cm)">
          <text:p text:style-name="P2"><text:span text:style-name="T2">Mandar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7.901cm" svg:y1="11.6cm" svg:x2="11.701cm" svg:y2="11.6cm">
          <text:p/>
        </draw:line>
        <draw:line draw:style-name="gr8" draw:text-style-name="P2" draw:layer="layout" svg:x1="18.001cm" svg:y1="11.6cm" svg:x2="21.801cm" svg:y2="11.6cm">
          <text:p/>
        </draw:line>
        <draw:custom-shape draw:style-name="gr9" draw:text-style-name="P8" draw:layer="layout" svg:width="1.7cm" svg:height="0.6cm" svg:x="14.001cm" svg:y="9.9cm">
          <text:p text:style-name="P2"><text:span text:style-name="T2">Cyrill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4.901cm" svg:y1="9.9cm" svg:x2="14.901cm" svg:y2="7.1cm">
          <text:p/>
        </draw:line>
        <draw:connector draw:style-name="gr10" draw:text-style-name="P9" draw:layer="layout" svg:x1="12.301cm" svg:y1="6.036cm" svg:x2="5.395cm" svg:y2="9.922cm" draw:start-shape="id6" draw:start-glue-point="3" draw:end-shape="id7" draw:end-glue-point="0" svg:d="M12301 6036h-6906v3886" svg:viewBox="0 0 6907 3887">
          <text:p/>
        </draw:connector>
        <draw:custom-shape draw:style-name="gr9" draw:text-style-name="P8" xml:id="id8" draw:id="id8" draw:layer="layout" svg:width="1.7cm" svg:height="0.6cm" svg:x="23.501cm" svg:y="9.9cm">
          <text:p text:style-name="P2"><text:span text:style-name="T2">Cyrill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4.351cm" svg:y1="9.9cm" svg:x2="17.522cm" svg:y2="6.036cm" draw:start-shape="id8" draw:start-glue-point="0" draw:end-shape="id6" draw:end-glue-point="1" svg:d="M24351 9900v-3864h-6829" svg:viewBox="0 0 6830 3865">
          <text:p/>
        </draw:connector>
        <draw:custom-shape draw:style-name="gr9" draw:text-style-name="P8" xml:id="id7" draw:id="id7" draw:layer="layout" svg:width="1.7cm" svg:height="0.6cm" svg:x="4.545cm" svg:y="9.922cm">
          <text:p text:style-name="P2"><text:span text:style-name="T2">Cyrill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9" draw:id="id9" draw:layer="layout" svg:width="1.2cm" svg:height="0.6cm" svg:x="23.801cm" svg:y="12.792cm">
          <text:p text:style-name="P2"><text:span text:style-name="T2">Hébre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draw:line-skew="0.507cm" svg:x1="24.401cm" svg:y1="13.392cm" svg:x2="5.411cm" svg:y2="13cm" draw:start-shape="id9" draw:start-glue-point="2" draw:end-shape="id10" svg:d="M24401 13392v1008h-18990v-1400" svg:viewBox="0 0 18991 1401">
          <text:p/>
        </draw:connector>
        <draw:custom-shape draw:style-name="gr13" draw:text-style-name="P11" draw:layer="layout" svg:width="0.5cm" svg:height="0.3cm" svg:x="12.167cm" svg:y="11.4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1" draw:layer="layout" svg:width="0.5cm" svg:height="0.3cm" svg:x="17.046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1" draw:layer="layout" svg:width="0.5cm" svg:height="0.3cm" draw:transform="rotate (1.5707963267949) translate (14.702cm 10.845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Standard">
        <draw:g>
          <draw:custom-shape draw:style-name="gr1" draw:text-style-name="P1" draw:layer="layout" svg:width="5.1cm" svg:height="2.3cm" svg:x="12.422cm" svg:y="10.6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1cm" svg:height="2.3cm" svg:x="12.301cm" svg:y="10.5cm">
            <text:p text:style-name="P2">MSA</text:p>
            <text:p text:style-name="P2"><text:span text:style-name="T1">Vieux François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12.422cm" svg:y="4.9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1cm" svg:height="2.3cm" svg:x="12.301cm" svg:y="4.8cm">
            <text:p text:style-name="P2">PCIR</text:p>
            <text:p text:style-name="P2"><text:span text:style-name="T1">Cyrillique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.922cm" svg:y="10.7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1cm" svg:height="2.3cm" svg:x="2.801cm" svg:y="10.527cm">
            <text:p text:style-name="P2">CNAV</text:p>
            <text:p text:style-name="P2"><text:span text:style-name="T1">Hébreux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1.923cm" svg:y="10.674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5.1cm" svg:height="2.3cm" svg:x="21.802cm" svg:y="10.501cm">
            <text:p text:style-name="P2">RSI</text:p>
            <text:p text:style-name="P2"><text:span text:style-name="T1">Mandarin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8" draw:text-style-name="P2" draw:layer="layout" svg:x1="14.9cm" svg:y1="9.9cm" svg:x2="14.9cm" svg:y2="7.7cm">
          <text:p/>
        </draw:line>
        <draw:connector draw:style-name="gr10" draw:text-style-name="P9" draw:layer="layout" svg:x1="14.267cm" svg:y1="7.404cm" svg:x2="8.201cm" svg:y2="11.026cm" draw:start-shape="id11" draw:start-glue-point="3" draw:end-shape="id12" draw:end-glue-point="1" svg:d="M14267 7404h-6066v3622" svg:viewBox="0 0 6067 3623">
          <text:p/>
        </draw:connector>
        <draw:connector draw:style-name="gr10" draw:text-style-name="P9" draw:layer="layout" svg:x1="21.511cm" svg:y1="11.026cm" svg:x2="15.467cm" svg:y2="7.404cm" draw:start-shape="id13" draw:start-glue-point="1" draw:end-shape="id11" draw:end-glue-point="1" svg:d="M21511 11026v-3622h-6044" svg:viewBox="0 0 6045 3623">
          <text:p/>
        </draw:connector>
        <draw:connector draw:style-name="gr10" draw:text-style-name="P9" draw:layer="layout" draw:line-skew="2.173cm" svg:x1="21.511cm" svg:y1="12.226cm" svg:x2="8.201cm" svg:y2="12.226cm" draw:start-shape="id13" draw:start-glue-point="3" draw:end-shape="id12" draw:end-glue-point="3" svg:d="M21511 12226v2674h-13310v-2674" svg:viewBox="0 0 13311 2675">
          <text:p/>
        </draw:connector>
        <draw:custom-shape draw:style-name="gr14" draw:text-style-name="P12" xml:id="id12" draw:id="id12" draw:layer="layout" svg:width="1.2cm" svg:height="0.6cm" draw:transform="rotate (1.5707963267949) translate (7.901cm 12.226cm)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3" draw:id="id13" draw:layer="layout" svg:width="1.2cm" svg:height="0.6cm" draw:transform="rotate (1.5707963267949) translate (21.211cm 12.226cm)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4" draw:id="id14" draw:layer="layout" svg:width="1.2cm" svg:height="0.6cm" svg:x="14.267cm" svg:y="9.904cm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5cm" svg:height="0.3cm" draw:transform="rotate (1.5707963267949) translate (14.702cm 10.845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xml:id="id11" draw:id="id11" draw:layer="layout" svg:width="1.2cm" svg:height="0.6cm" svg:x="14.267cm" svg:y="7.104cm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5cm" svg:height="0.3cm" svg:x="7.542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svg:x="21.664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draw:transform="rotate (1.5707963267949) translate (14.703cm 7.245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" draw:text-style-name="P9" draw:layer="layout" svg:x1="21.211cm" svg:y1="11.626cm" svg:x2="15.467cm" svg:y2="10.204cm" draw:start-shape="id13" draw:start-glue-point="0" draw:end-shape="id14" draw:end-glue-point="1" svg:d="M21211 11626h-2872v-1422h-2872" svg:viewBox="0 0 5745 1423">
          <text:p/>
        </draw:connector>
        <draw:connector draw:style-name="gr10" draw:text-style-name="P9" draw:layer="layout" svg:x1="8.501cm" svg:y1="11.626cm" svg:x2="14.267cm" svg:y2="10.204cm" draw:start-shape="id12" draw:start-glue-point="2" draw:end-shape="id14" draw:end-glue-point="3" svg:d="M8501 11626h2883v-1422h2883" svg:viewBox="0 0 5767 1423">
          <text:p/>
        </draw:connector>
      </draw:page>
      <draw:page draw:name="page4" draw:style-name="dp1" draw:master-page-name="Standard">
        <draw:g>
          <draw:custom-shape draw:style-name="gr1" draw:text-style-name="P1" draw:layer="layout" svg:width="5.1cm" svg:height="2.3cm" svg:x="12.423cm" svg:y="10.6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0" draw:layer="layout" svg:width="5.1cm" svg:height="2.3cm" svg:x="12.302cm" svg:y="10.5cm">
            <text:p text:style-name="P2">MSA</text:p>
            <text:p text:style-name="P2"><text:span text:style-name="T1">Français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12.423cm" svg:y="4.9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1cm" svg:height="2.3cm" svg:x="12.302cm" svg:y="4.8cm">
            <text:p text:style-name="P2">PCIR</text:p>
            <text:p text:style-name="P2"><text:span text:style-name="T1">Cyrillique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.923cm" svg:y="10.7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1cm" svg:height="2.3cm" svg:x="2.802cm" svg:y="10.527cm">
            <text:p text:style-name="P2">CNAV</text:p>
            <text:p text:style-name="P2"><text:span text:style-name="T1">Hébreux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1.924cm" svg:y="10.674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5.1cm" svg:height="2.3cm" svg:x="21.803cm" svg:y="10.501cm">
            <text:p text:style-name="P2">RSI</text:p>
            <text:p text:style-name="P2"><text:span text:style-name="T1">Mandarin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8" draw:text-style-name="P2" draw:layer="layout" svg:x1="14.901cm" svg:y1="9.9cm" svg:x2="14.901cm" svg:y2="7.7cm">
          <text:p/>
        </draw:line>
        <draw:connector draw:style-name="gr10" draw:text-style-name="P9" draw:layer="layout" svg:x1="14.268cm" svg:y1="7.404cm" svg:x2="8.202cm" svg:y2="11.026cm" draw:start-shape="id15" draw:start-glue-point="3" draw:end-shape="id16" draw:end-glue-point="1" svg:d="M14268 7404h-6066v3622" svg:viewBox="0 0 6067 3623">
          <text:p/>
        </draw:connector>
        <draw:connector draw:style-name="gr10" draw:text-style-name="P9" draw:layer="layout" svg:x1="21.512cm" svg:y1="11.026cm" svg:x2="15.468cm" svg:y2="7.404cm" draw:start-shape="id17" draw:start-glue-point="1" draw:end-shape="id15" draw:end-glue-point="1" svg:d="M21512 11026v-3622h-6044" svg:viewBox="0 0 6045 3623">
          <text:p/>
        </draw:connector>
        <draw:connector draw:style-name="gr10" draw:text-style-name="P9" draw:layer="layout" draw:line-skew="2.173cm" svg:x1="21.512cm" svg:y1="12.226cm" svg:x2="8.202cm" svg:y2="12.226cm" draw:start-shape="id17" draw:start-glue-point="3" draw:end-shape="id16" draw:end-glue-point="3" svg:d="M21512 12226v2674h-13310v-2674" svg:viewBox="0 0 13311 2675">
          <text:p/>
        </draw:connector>
        <draw:custom-shape draw:style-name="gr14" draw:text-style-name="P12" xml:id="id16" draw:id="id16" draw:layer="layout" svg:width="1.2cm" svg:height="0.6cm" draw:transform="rotate (1.5707963267949) translate (7.902cm 12.226cm)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7" draw:id="id17" draw:layer="layout" svg:width="1.2cm" svg:height="0.6cm" draw:transform="rotate (1.5707963267949) translate (21.212cm 12.226cm)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8" draw:id="id18" draw:layer="layout" svg:width="1.2cm" svg:height="0.6cm" svg:x="14.268cm" svg:y="9.904cm">
          <text:p text:style-name="P2"><text:span text:style-name="T2">A</text:span><text:span text:style-name="T2">n</text:span><text:span text:style-name="T2">g</text:span><text:span text:style-name="T2">l</text:span><text:span text:style-name="T2">a</text:span><text:span text:style-name="T2">i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5cm" svg:height="0.3cm" draw:transform="rotate (1.5707963267949) translate (14.703cm 10.845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xml:id="id15" draw:id="id15" draw:layer="layout" svg:width="1.2cm" svg:height="0.6cm" svg:x="14.268cm" svg:y="7.104cm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5cm" svg:height="0.3cm" svg:x="7.543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svg:x="21.665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draw:transform="rotate (1.5707963267949) translate (14.704cm 7.245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" draw:text-style-name="P9" draw:layer="layout" svg:x1="21.212cm" svg:y1="11.626cm" svg:x2="15.468cm" svg:y2="10.204cm" draw:start-shape="id17" draw:start-glue-point="0" draw:end-shape="id18" draw:end-glue-point="1" svg:d="M21212 11626h-2872v-1422h-2872" svg:viewBox="0 0 5745 1423">
          <text:p/>
        </draw:connector>
        <draw:connector draw:style-name="gr10" draw:text-style-name="P9" draw:layer="layout" svg:x1="8.502cm" svg:y1="11.626cm" svg:x2="14.268cm" svg:y2="10.204cm" draw:start-shape="id16" draw:start-glue-point="2" draw:end-shape="id18" draw:end-glue-point="3" svg:d="M8502 11626h2883v-1422h2883" svg:viewBox="0 0 5767 14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20:56:25.615494467</meta:creation-date>
    <dc:date>2018-09-29T22:24:35.012619122</dc:date>
    <meta:editing-duration>PT1H3M7S</meta:editing-duration>
    <meta:editing-cycles>11</meta:editing-cycles>
    <meta:generator>LibreOffice/6.0.6.2$Linux_X86_64 LibreOffice_project/00m0$Build-2</meta:generator>
    <meta:document-statistic meta:object-count="106"/>
  </office:meta>
</office:document-meta>
</file>